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6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88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6"/>
      <text:p text:style-name="P6">[Page 1]</text:p>
      <text:p text:style-name="P7">[Hebrew]/</text:p>
      <text:p text:style-name="P6">To allow this Sabbath to pass, and remain entirely silent/ concerning the event which occurred on it thirty seven/ years ago, would not be <text:span text:style-name="T2">wrong</text:span><text:span text:style-name="T3"> proper, according to my mode of thinking. <text:s/>On other years, when/ the first portion of the book of Numbers </text:span><text:span text:style-name="T2">was</text:span><text:span text:style-name="T3"> is being/ read, I have generally detained </text:span><text:span text:style-name="T2">the attendants</text:span><text:span text:style-name="T3"> my fellow </text:span><text:span text:style-name="T2">co-</text:span><text:span text:style-name="T3">worshippers[sic!] with the/ narrative of </text:span><text:span text:style-name="T2">events</text:span><text:span text:style-name="T3"> circumstances which preceded the building of/ this sacred edifice, or with </text:span><text:span text:style-name="T2">occurrences</text:span><text:span text:style-name="T3"> that of incidents attending/ our first and subsequent services rendered here, </text:span><text:span text:style-name="T2">after</text:span><text:span text:style-name="T3"> since/ the consecration thereof. <text:s/>Several times my anniver-/-sary discourse, was by request, or by my own option,/ published in Jewish papers, or in pamphlet form./ <text:s/>To follow such a plan this year, would necessi-/-tate the composing of a regular sermon, but/ neither am I prepared for that task, nor do/ I consider it discreet to lecture on two con-/-secutive days./</text:span></text:p>
      <text:p text:style-name="P6"><text:span text:style-name="T3">There really exists in America an abuse, which/ ought to be corrected. <text:s/>The human mind is not/ exhaustless, and to demand of any person of </text:span><text:span text:style-name="T2">an</text:span><text:span text:style-name="T3">/</text:span></text:p>
      <text:p text:style-name="P6"><text:span text:style-name="T3"/></text:p>
      <text:p text:style-name="P6"><text:soft-page-break/><text:span text:style-name="T3">[Page 2]</text:span></text:p>
      <text:p text:style-name="P6"><text:span text:style-name="T3">average </text:span><text:span text:style-name="T2">talent</text:span><text:span text:style-name="T3"> capacities a set-speech with great frequency,/ is to cause a strain painfully trying. <text:s/>At least,/ I would find it so at my age, and in a state/ of health not very </text:span><text:span text:style-name="T2">robust</text:span><text:span text:style-name="T3"> flourishing. <text:s/>I shall en-/-deavour tomorrow to preach on </text:span><text:span text:style-name="T2">the</text:span><text:span text:style-name="T3"> a subject </text:span><text:span text:style-name="T2">of</text:span><text:span text:style-name="T3"> which/ Shabunget[?] suggests./</text:span></text:p>
      <text:p text:style-name="P6"><text:span text:style-name="T3">I am aware that some of my colleagues have made/ it a practice of late to acquaint their constituents/ </text:span><text:span text:style-name="T2">before hand</text:span><text:span text:style-name="T3"> in advance with their intention to hold a special/ festivity in their respective temples, when the return/ of the natal day of those </text:span><text:span text:style-name="T2">of</text:span><text:span text:style-name="T3"> places of worship, or of their/ own inception into office arrives. <text:s/>I have not deemed/ it </text:span><text:span text:style-name="T2">proper</text:span><text:span text:style-name="T3"> fitting to do so. <text:s/>I feared that the action/ might give room to </text:span><text:span text:style-name="T2">a</text:span><text:span text:style-name="T3"> misapprehension. <text:s/>What/ I would much prefer to such spasmodic large/ assemblages brought about by a clerical/ invitation, is an early, regular and decorous ga-/-thering every sabbath. <text:s/>Anniversaries/ of synagogal, or of personal character are nowhere/ enjo</text:span><text:span text:style-name="T2">y</text:span><text:span text:style-name="T3">ined, but to hold holy conversations on cer-/-tain defined days, is a command of the Torah./</text:span></text:p>
      <text:p text:style-name="P6"><text:span text:style-name="T3"><text:tab/>Although my sight is slightly dimmed,/</text:span></text:p>
      <text:p text:style-name="P6"><text:span text:style-name="T3"/></text:p>
      <text:p text:style-name="P6"><text:span text:style-name="T3">[Page 3]</text:span></text:p>
      <text:p text:style-name="P6"><text:span text:style-name="T3">and the light within these walls, is not </text:span><text:span text:style-name="T2">very</text:span><text:span text:style-name="T3"> particularly/ bright, I look anxiously on all sides up and/ down each seventh day, to discover who is missing./ <text:s/>I feel sad, if some that </text:span><text:span text:style-name="T2">habitually</text:span><text:span text:style-name="T3"> mostly attend the/ service, are absent./</text:span></text:p>
      <text:p text:style-name="P6"><text:span text:style-name="T3">We can indeed spare none, for every loss by death,/ leaves behind a void not easily filled. <text:s/>Naturally,/ among the many who joined me in prayer on this/ sacred spot just 37 years ago, </text:span><text:span text:style-name="T2">some</text:span><text:span text:style-name="T3"> not a few have passed/ away from earth. <text:s/>With some honorable ex-/-ceptions, their offspring have estranged them-/selves from the sanctuary which their parents/ habitually visited, </text:span><text:span text:style-name="T2">with frequency,</text:span><text:span text:style-name="T3"> and chose above all/ other shrines. <text:s/>My ardent wish and pra-/-yer are for the continuance of this [Hebrew] <text:s/>"Hope of/ Israel". <text:s/>The </text:span><text:span text:style-name="T2">strong</text:span><text:span text:style-name="T3"> deep sentiments which I entertain/ </text:span><text:span text:style-name="T2">about</text:span><text:span text:style-name="T3"> in regard to it, may be the effect of an unprecedented/ continuance, as a guide of this religious body./ <text:s/>May be also that I imagine our corporate per-/-manence necessary to Judaism. <text:s/>At all events, I com-/mit its preservation to your zeal, my brothers and sisters/ in faith. <text:s/>It is with you, under God, to/ </text:span></text:p>
      <text:p text:style-name="P6"><text:span text:style-name="T3"/></text:p>
      <text:p text:style-name="P6"><text:span text:style-name="T3">[Page 4]</text:span></text:p>
      <text:p text:style-name="P6"><text:span text:style-name="T3">make most efficacious provisions, in order that/ the first </text:span><text:span text:style-name="T2">place</text:span><text:span text:style-name="T3"> community of Jewish worshipers in Philadel-/-phia, may never perish from the earth./</text:span></text:p>
      <text:p text:style-name="P6"><text:span text:style-name="T3">And Thou, Rock of our refuge, who hast per-/-mitted thirty seven years to </text:span><text:span text:style-name="T2">glide</text:span><text:span text:style-name="T3"> roll by, and/ see this building, </text:span><text:span text:style-name="T2">typical</text:span><text:span text:style-name="T3"> remain an </text:span><text:span text:style-name="T2">typical</text:span><text:span text:style-name="T3"> exponent of conservatism</text:span><text:span text:style-name="T2">, unde-</text:span><text:span text:style-name="T3">/ </text:span><text:span text:style-name="T2">-cayed</text:span><text:span text:style-name="T3">, notwithstanding </text:span><text:span text:style-name="T2">adverse occurrences let</text:span><text:span text:style-name="T3"> circumstances of frequent occurrence adverse to it,/ let Thy Divine grace rest thereupon. </text:span><text:span text:style-name="T2">it.</text:span><text:span text:style-name="T3"> <text:s/>Even as the/ structure, which preceded it, was vouchsafed an/ existence of nearly eight decades, without the/ loss of its original prestige, so may this one or any hereafter continue/ to hold the same </text:span><text:span text:style-name="T2">honorable</text:span><text:span text:style-name="T3"> significative appellation [Hebrew], to the/ praise of the supporters thereof and to Thy celestial/ glor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30T12:23:01.62</meta:creation-date>
    <meta:document-statistic meta:table-count="0" meta:image-count="0" meta:object-count="0" meta:page-count="3" meta:paragraph-count="78" meta:word-count="836" meta:character-count="5386"/>
    <dc:date>2012-05-30T13:32:53.28</dc:date>
    <dc:creator>Penn Libraries</dc:creator>
    <meta:editing-duration>PT00H22M20S</meta:editing-duration>
    <meta:editing-cycles>1</meta:editing-cycles>
    <meta:generator>OpenOffice.org/3.2$Win32 OpenOffice.org_project/320m12$Build-9483</meta:generator>
  </office:meta>
</office:document-meta>
</file>